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Timeout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Error( NativeWebRequest request , Callable &lt; T &gt; task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( NativeWebRequest request , Callable &lt; T &gt; task , Object concurren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ConcurrentHandling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Completion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